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cfff9" officeooo:paragraph-rsid="0014e8b9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1e3da9" officeooo:paragraph-rsid="0014e8b9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text-properties fo:font-size="12pt" style:text-underline-style="none" fo:font-weight="normal" officeooo:rsid="001c6286" officeooo:paragraph-rsid="0014e8b9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c6286" officeooo:paragraph-rsid="0014e8b9" style:font-size-asian="10.5pt" style:font-weight-asian="normal" style:font-size-complex="12pt" style:font-weight-complex="normal"/>
    </style:style>
    <style:style style:name="P5" style:family="paragraph" style:parent-style-name="Standard" style:list-style-name="L4">
      <style:text-properties fo:font-size="12pt" style:text-underline-style="none" fo:font-weight="normal" officeooo:rsid="001c6286" officeooo:paragraph-rsid="0014e8b9" style:font-size-asian="10.5pt" style:font-weight-asian="normal" style:font-size-complex="12pt" style:font-weight-complex="normal"/>
    </style:style>
    <style:style style:name="P6" style:family="paragraph" style:parent-style-name="Standard" style:list-style-name="L5">
      <style:text-properties fo:font-size="12pt" fo:font-weight="normal" officeooo:rsid="001682e3" officeooo:paragraph-rsid="0014e8b9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682e3" officeooo:paragraph-rsid="0014e8b9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text-properties fo:font-size="12pt" fo:font-weight="normal" officeooo:rsid="00167a24" officeooo:paragraph-rsid="00167a24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e3da9" officeooo:paragraph-rsid="0014e8b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c6286" officeooo:paragraph-rsid="0014e8b9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1682e3" officeooo:paragraph-rsid="0014e8b9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1682e3" officeooo:paragraph-rsid="00167a24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167a24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normal" officeooo:rsid="00159676" officeooo:paragraph-rsid="00167a24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bold" officeooo:rsid="001a7dd6" officeooo:paragraph-rsid="0014e8b9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none" fo:font-weight="bold" officeooo:rsid="001a7dd6" officeooo:paragraph-rsid="0014e8b9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bold" officeooo:rsid="001a7dd6" officeooo:paragraph-rsid="00167a24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fo:font-size="12pt" style:text-underline-style="none" fo:font-weight="normal" officeooo:rsid="001682e3" officeooo:paragraph-rsid="0014e8b9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text-properties fo:color="#000000" fo:font-size="12pt" style:text-underline-style="none" fo:font-weight="normal" officeooo:rsid="001c6286" officeooo:paragraph-rsid="0014e8b9" style:font-size-asian="10.5pt" style:font-weight-asian="normal" style:font-size-complex="12pt" style:font-weight-complex="normal"/>
    </style:style>
    <style:style style:name="T1" style:family="text">
      <style:text-properties fo:color="#000000" fo:font-size="12pt" fo:font-weight="normal" officeooo:rsid="002d6da3" style:font-size-asian="10.5pt" style:font-weight-asian="normal" style:font-size-complex="12pt" style:font-weight-complex="normal"/>
    </style:style>
    <style:style style:name="T2" style:family="text">
      <style:text-properties fo:color="#000000" officeooo:rsid="002d6da3" style:font-size-asian="10.5pt"/>
    </style:style>
    <style:style style:name="T3" style:family="text">
      <style:text-properties fo:color="#000000" fo:font-weight="bold" officeooo:rsid="002d6da3" style:font-weight-asian="bold" style:font-weight-complex="bold"/>
    </style:style>
    <style:style style:name="T4" style:family="text">
      <style:text-properties officeooo:rsid="001e3da9"/>
    </style:style>
    <style:style style:name="T5" style:family="text">
      <style:text-properties fo:color="#c921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xt file with information about Deltas</text:p>
      <text:p text:style-name="P2"/>
      <text:p text:style-name="P2">Table of:</text:p>
      <text:p text:style-name="P18">Delta, <text:span text:style-name="T4">Mc_SLN, Mp_SLN, </text:span>sigma_LN, sigma_SLN, alpha_SLN, alpha_CC3, beta</text:p>
      <text:p text:style-name="P10"/>
      <text:p text:style-name="P10">Isatis runs</text:p>
      <text:p text:style-name="P4"/>
      <text:p text:style-name="P4">Unmodified version</text:p>
      <text:list xml:id="list2045643420" text:style-name="L2">
        <text:list-item>
          <text:p text:style-name="P3">Monochromatic MF</text:p>
        </text:list-item>
      </text:list>
      <text:p text:style-name="P4"/>
      <text:p text:style-name="P4">Modified version</text:p>
      <text:list xml:id="list3339930167" text:style-name="L4">
        <text:list-item>
          <text:p text:style-name="P5">Monochromatic MF</text:p>
        </text:list-item>
        <text:list-item>
          <text:p text:style-name="P5">Log-normal</text:p>
          <text:list>
            <text:list-item>
              <text:p text:style-name="P5">Delta = 0.0, 0.1, 0.3, 0.5, 1.0, 2.0, <text:span text:style-name="T5">5.0</text:span></text:p>
            </text:list-item>
          </text:list>
        </text:list-item>
        <text:list-item>
          <text:p text:style-name="P19">Skew-lognormal</text:p>
          <text:list>
            <text:list-item>
              <text:p text:style-name="P19">Delta = 0.0, 0.1, 0.3, 0.5, 1.0, 2.0, 5.0</text:p>
            </text:list-item>
          </text:list>
        </text:list-item>
        <text:list-item>
          <text:p text:style-name="P19">Critical collapse 3</text:p>
          <text:list>
            <text:list-item>
              <text:p text:style-name="P19">Delta = 0.0, 0.1, 0.3, 0.5, 1.0, 2.0, 5.0</text:p>
            </text:list-item>
          </text:list>
        </text:list-item>
      </text:list>
      <text:p text:style-name="P11"/>
      <text:p text:style-name="P1"><text:span text:style-name="T2">(22-23 in total)</text:span></text:p>
      <text:p text:style-name="P1"><text:span text:style-name="T1"/></text:p>
      <text:p text:style-name="P1"><text:span text:style-name="T1"/></text:p>
      <text:p text:style-name="P16"><text:span text:style-name="T2">____________________________________________________________________________</text:span></text:p>
      <text:p text:style-name="P1"><text:span text:style-name="T1"/></text:p>
      <text:p text:style-name="P15"/>
      <text:p text:style-name="P15">START OF PROGRAM:</text:p>
      <text:p text:style-name="P7"/>
      <text:p text:style-name="P7">Imports:</text:p>
      <text:list xml:id="list193982401" text:style-name="L5">
        <text:list-item>
          <text:p text:style-name="P6">numpy</text:p>
        </text:list-item>
        <text:list-item>
          <text:p text:style-name="P6">matplotlib.pyplot</text:p>
        </text:list-item>
        <text:list-item>
          <text:p text:style-name="P6">matplotlib</text:p>
        </text:list-item>
        <text:list-item>
          <text:p text:style-name="P8">preliminaries</text:p>
        </text:list-item>
      </text:list>
      <text:p text:style-name="P7"/>
      <text:p text:style-name="P11">Plotting style code</text:p>
      <text:p text:style-name="P12"/>
      <text:p text:style-name="P12"/>
      <text:p text:style-name="P17">____________________________________________________________________________</text:p>
      <text:p text:style-name="P13"/>
      <text:p text:style-name="P14"><text:span text:style-name="T3">METHODS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8:07:38.605012763</meta:creation-date>
    <meta:generator>LibreOffice/6.4.7.2$Linux_X86_64 LibreOffice_project/40$Build-2</meta:generator>
    <dc:date>2023-03-01T18:11:54.962520531</dc:date>
    <meta:editing-duration>PT4M16S</meta:editing-duration>
    <meta:editing-cycles>2</meta:editing-cycles>
    <meta:document-statistic meta:table-count="0" meta:image-count="0" meta:object-count="0" meta:page-count="1" meta:paragraph-count="25" meta:word-count="87" meta:character-count="638" meta:non-whitespace-character-count="588"/>
  </office:meta>
</office:document-meta>
</file>